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E80000033DB66F8654.png"/>
  <manifest:file-entry manifest:media-type="image/png" manifest:full-path="Pictures/10000201000003E80000033D0A9D72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6362in" svg:height="4.6728in" draw:z-index="0"><draw:image xlink:href="Pictures/10000201000003E80000033D0A9D72CD.png" xlink:type="simple" xlink:show="embed" xlink:actuate="onLoad"/></draw:frame><draw:frame draw:style-name="fr2" draw:name="graphics2" text:anchor-type="paragraph" svg:y="5.4118in" svg:width="5.6673in" svg:height="4.6984in" draw:z-index="1"><draw:image xlink:href="Pictures/10000201000003E80000033DB66F86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2-11-17T12:35:38</meta:creation-date>
    <dc:date>2012-11-17T12:39:33</dc:date>
    <dc:creator>Live user</dc:creator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3.5$Linux_X86_64 LibreOffice_project/350m1$Build-202</meta:generator>
  </office:meta>
</office:document-meta>
</file>